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5768ec" officeooo:paragraph-rsid="525768ec"/>
    </style:style>
    <style:style style:name="P3" style:family="paragraph" style:parent-style-name="Heading_20_1" style:master-page-name="Standard">
      <style:paragraph-properties style:page-number="auto"/>
      <style:text-properties fo:font-variant="small-caps" style:use-window-font-color="true" style:font-name="Georgia2" fo:font-size="26pt" fo:letter-spacing="0.004cm" fo:language="cs" fo:country="CZ" fo:font-weight="bold" officeooo:rsid="5255fe97" officeooo:paragraph-rsid="5255fe97" style:letter-kerning="true" style:font-name-asian="Times New Roman" style:font-size-asian="20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" style:family="paragraph" style:parent-style-name="Text_20_body">
      <style:text-properties officeooo:rsid="5261bd7c" officeooo:paragraph-rsid="5261bd7c"/>
    </style:style>
    <style:style style:name="P5" style:family="paragraph" style:parent-style-name="Text_20_body">
      <style:text-properties officeooo:paragraph-rsid="525768ec"/>
    </style:style>
    <style:style style:name="P6" style:family="paragraph" style:parent-style-name="Text_20_body">
      <style:text-properties officeooo:paragraph-rsid="5264c262"/>
    </style:style>
    <style:style style:name="P7" style:family="paragraph" style:parent-style-name="Text_20_body">
      <style:text-properties officeooo:paragraph-rsid="5261bd7c"/>
    </style:style>
    <style:style style:name="P8" style:family="paragraph" style:parent-style-name="Text_20_body">
      <style:text-properties officeooo:paragraph-rsid="526f0400"/>
    </style:style>
    <style:style style:name="T1" style:family="text">
      <style:text-properties officeooo:rsid="525768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5264c262" style:font-style-asian="italic" style:font-style-complex="italic"/>
    </style:style>
    <style:style style:name="T4" style:family="text">
      <style:text-properties officeooo:rsid="525769b8"/>
    </style:style>
    <style:style style:name="T5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525769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5258e0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525cca8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525d78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526072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5264c2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526753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526841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52691d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526a1a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526b36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526b8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526c52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526d06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526d9c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526e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525ae6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4" style:family="text">
      <style:text-properties style:use-window-font-color="true" style:font-name="Georgia" fo:font-size="10pt" fo:letter-spacing="0.004cm" fo:language="cs" fo:country="CZ" fo:font-style="italic" officeooo:rsid="525ae6e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5" style:family="text">
      <style:text-properties fo:language="cs" fo:country="CZ" style:language-asian="zxx" style:country-asian="none" style:language-complex="ar" style:country-complex="SA"/>
    </style:style>
    <style:style style:name="T26" style:family="text">
      <style:text-properties officeooo:rsid="5258e00d"/>
    </style:style>
    <style:style style:name="T27" style:family="text">
      <style:text-properties officeooo:rsid="525a84a6"/>
    </style:style>
    <style:style style:name="T28" style:family="text">
      <style:text-properties officeooo:rsid="525cca88"/>
    </style:style>
    <style:style style:name="T29" style:family="text">
      <style:text-properties officeooo:rsid="5261bd7c"/>
    </style:style>
    <style:style style:name="T30" style:family="text">
      <style:text-properties officeooo:rsid="52624f5f"/>
    </style:style>
    <style:style style:name="T31" style:family="text">
      <style:text-properties officeooo:rsid="5264c262"/>
    </style:style>
    <style:style style:name="T32" style:family="text">
      <style:text-properties officeooo:rsid="5265fadf"/>
    </style:style>
    <style:style style:name="T33" style:family="text">
      <style:text-properties officeooo:rsid="5267534b"/>
    </style:style>
    <style:style style:name="T34" style:family="text">
      <style:text-properties officeooo:rsid="526841ae"/>
    </style:style>
    <style:style style:name="T35" style:family="text">
      <style:text-properties officeooo:rsid="52691d90"/>
    </style:style>
    <style:style style:name="T36" style:family="text">
      <style:text-properties officeooo:rsid="526e6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ůvod magie</text:h>
      <text:p text:style-name="P2">Kdo vymyslel <text:span text:style-name="T2">řeč kouzel</text:span> je dávno zapomenuto. <text:span text:style-name="T4">Starší civilizace, po kterých zůstaly kouzla a kouzlené předměty, ji nevymysleli. Podobně jako hrdinové ji převzali od svých předchůdců, na rozdíl od hrdinů ale pronikly do tajemství tvorby kouzel.</text:span></text:p>
      <text:p text:style-name="P5"><text:span text:style-name="T1"><text:tab/></text:span><text:span text:style-name="T26">D</text:span><text:span text:style-name="T7">íky tomu</text:span><text:span text:style-name="T26"> nemusí existovat jedna všudypřítomná prastará civilizace, po které jsou všude pozůstatky, a od které se všechno odvíjí. </text:span><text:span text:style-name="T27">Staré civilizace mohou být lokální – to, že nejsou úplně prapůvodní, na jejich roli nic nemění. </text:span><text:span text:style-name="T28">Každá z nich také může mít jinou příčinu pádu a zániku.</text:span></text:p>
      <text:h text:style-name="Heading_20_1" text:outline-level="1">Druhy magie</text:h>
      <text:p text:style-name="P6"><text:span text:style-name="T31">Existuje víc druhů magie – </text:span><text:span text:style-name="T3">řeč kouzel</text:span><text:span text:style-name="T31"> není jediný </text:span><text:span text:style-name="T11">způsob</text:span><text:span text:style-name="T31">, jak magii používat. </text:span><text:span text:style-name="T32">Příkladem jsou schopnosti </text:span><text:span text:style-name="T34">ostatních</text:span><text:span text:style-name="T32"> povolání, </text:span><text:span text:style-name="T33">ty jsou </text:span><text:span text:style-name="T12">z větší části </text:span><text:span text:style-name="T13">nepochybně</text:span><text:span text:style-name="T12"> magické a s řečí kouzel nesouvisí.</text:span></text:p>
      <text:h text:style-name="Heading_20_1" text:outline-level="1">Původ <text:span text:style-name="T25">ras</text:span></text:h>
      <text:p text:style-name="P8"><text:span text:style-name="T8">Nakolik je známo, rasy existovaly vždycky – </text:span><text:span text:style-name="T9">podobně jako lidé na Zemi vznikly před statisíci let a větš</text:span><text:span text:style-name="T10">í část</text:span><text:span text:style-name="T9"> té doby je dávno zapomenuta.</text:span></text:p>
      <text:h text:style-name="Heading_20_1" text:outline-level="1">Původ bohů</text:h>
      <text:p text:style-name="P4">Bohové nejsou ve světě fyzicky přítomni. <text:span text:style-name="T30">S jejich uctíváním je nepochybně spojena značná moc a mohou existovat jejich fyzičtí avataři, to jsou ale samostatné bytosti, nikdy to není sám bůh.</text:span></text:p>
      <text:p text:style-name="P7"><text:span text:style-name="T29"><text:tab/></text:span><text:span text:style-name="T35">Bohové jsou prakticky totožní s těmi pozemskými – stejně vznikají a </text:span><text:span text:style-name="T14">projevy jejich moci jsou spjaté s pravidelnými obřady a uctíváním – </text:span><text:span text:style-name="T15">bůh, kterého nikdo dlouhodobě a pravidelně neuctívá, se nemůže nijak zvlášť aktivně projevovat</text:span><text:span text:style-name="T14">. </text:span><text:span text:style-name="T16">Mohou ale stále fungovat kouzla, která byla v jeho jménu kdysi provedena, a pokud ho někdo opět uctívat začne, „naváže“ tím na jeho dřívější slávu a moc – je </text:span><text:span text:style-name="T20">mnohem </text:span><text:span text:style-name="T16">jednodušší a rychlejší obnovit uctívání starého boha, než vymyslet (a tedy vytvořit) úplně nového.</text:span></text:p>
      <text:p text:style-name="P7"><text:span text:style-name="T16"><text:tab/></text:span><text:span text:style-name="T17">Božská kouzla, oproti těm kouzelnickým, mají výhodu v tom, že se dají mnohem lépe improvizovat – jejich efekt nemusí být předem vymyšlený a popsaný, boha lze požádat v zásadě o cokoliv, co spadá pod jeho doménu. </text:span><text:span text:style-name="T18">Na rozdíl od kouzelnických kouzel ale nejdou vyvolat lusknutím prstů, vyžadují pravidelné obřady </text:span><text:span text:style-name="T19">a obětiny</text:span><text:span text:style-name="T1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20T20:50:04.174000000</dc:date>
    <meta:print-date>2113-01-01T00:00:00</meta:print-date>
    <meta:editing-cycles>25142</meta:editing-cycles>
    <meta:editing-duration>P75DT7H50M53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4" meta:paragraph-count="12" meta:word-count="298" meta:character-count="1900" meta:non-whitespace-character-count="1604"/>
  </office:meta>
</office:document-meta>
</file>